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ShorthandParser.getValueForProperty( int propId , Property property , PropertyMaker maker , PropertyList property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ShorthandParser.convertValueForProperty( int propId , Property property , PropertyMaker maker , PropertyList property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ShorthandParser.getElement( Property list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ShorthandParser.GenericShorthand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